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1000001E000000280FBBAA4B35DE379E7.png" manifest:media-type="image/png"/>
  <manifest:file-entry manifest:full-path="Pictures/1000000100000150000002465C1977102EACC916.png" manifest:media-type="image/png"/>
  <manifest:file-entry manifest:full-path="Pictures/10000000000007200000055899B57216079C08A8.jpg" manifest:media-type="image/jpeg"/>
  <manifest:file-entry manifest:full-path="Pictures/100000000000072000000558F5B8A969071E6874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华文宋体" svg:font-family="华文宋体" style:font-family-generic="system" style:font-pitch="variable"/>
    <style:font-face style:name="文泉驿微米黑" svg:font-family="文泉驿微米黑" style:font-pitch="variable"/>
  </office:font-face-decls>
  <office:automatic-styles>
    <style:style style:name="dp1" style:family="drawing-page"/>
    <style:style style:name="gr1" style:family="graphic" style:parent-style-name="无填充且无边框的对象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736cm, 0cm)" draw:image-opacity="100%" style:mirror="none" loext:decorative="false"/>
    </style:style>
    <style:style style:name="gr2" style:family="graphic" style:parent-style-name="standard">
      <style:graphic-properties draw:stroke="none" draw:fill="none" fo:min-height="1.148cm" loext:decorative="false"/>
      <style:paragraph-properties style:writing-mode="lr-tb"/>
    </style:style>
    <style:style style:name="gr3" style:family="graphic" style:parent-style-name="无填充且无边框的对象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 style:list-style-name="L1">
      <style:graphic-properties svg:stroke-width="0.056cm" svg:stroke-color="#111111" draw:marker-start-width="0.284cm" draw:marker-end-width="0.284cm" draw:fill="none" draw:fill-color="#fff5ce" loext:fill-use-slide-background="false" draw:textarea-horizontal-align="justify" draw:textarea-vertical-align="middle" draw:auto-grow-height="false" fo:min-height="1.662cm" fo:min-width="5.496cm" fo:padding-top="0.153cm" fo:padding-bottom="0.153cm" fo:padding-left="0.278cm" fo:padding-right="0.278cm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svg:stroke-width="0.056cm" svg:stroke-color="#111111" draw:marker-start-width="0.284cm" draw:marker-end-width="0.284cm" draw:fill="none" draw:fill-color="#fff5ce" loext:fill-use-slide-background="false" draw:textarea-horizontal-align="justify" draw:textarea-vertical-align="middle" draw:auto-grow-height="false" fo:min-height="1.69cm" fo:min-width="5.494cm" fo:padding-top="0.153cm" fo:padding-bottom="0.153cm" fo:padding-left="0.278cm" fo:padding-right="0.278cm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svg:stroke-width="0.056cm" svg:stroke-color="#111111" draw:marker-start-width="0.284cm" draw:marker-end-width="0.284cm" draw:fill="none" draw:fill-color="#fff5ce" loext:fill-use-slide-background="false" draw:textarea-horizontal-align="justify" draw:textarea-vertical-align="middle" draw:auto-grow-height="false" fo:min-height="1.662cm" fo:min-width="5.496cm" fo:padding-top="0.153cm" fo:padding-bottom="0.153cm" fo:padding-left="0.278cm" fo:padding-right="0.278cm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svg:stroke-width="0.056cm" svg:stroke-color="#111111" draw:marker-start-width="0.284cm" draw:marker-end-width="0.284cm" draw:fill="none" draw:fill-color="#fff5ce" loext:fill-use-slide-background="false" draw:textarea-horizontal-align="justify" draw:textarea-vertical-align="middle" draw:auto-grow-height="false" fo:min-height="1.69cm" fo:min-width="5.494cm" fo:padding-top="0.153cm" fo:padding-bottom="0.153cm" fo:padding-left="0.278cm" fo:padding-right="0.278cm" style:writing-mode="lr-tb" loext:decorative="false"/>
      <style:paragraph-properties style:writing-mode="lr-tb"/>
    </style:style>
    <style:style style:name="gr8" style:family="graphic" style:parent-style-name="standard">
      <style:graphic-properties svg:stroke-width="0.053cm" svg:stroke-color="#111111" draw:marker-start="" draw:marker-start-width="0.379cm" draw:marker-end="" draw:marker-end-width="0.379cm" draw:textarea-vertical-align="middle" fo:padding-top="0.151cm" fo:padding-bottom="0.151cm" fo:padding-left="0.276cm" fo:padding-right="0.276cm" loext:decorative="false"/>
    </style:style>
    <style:style style:name="gr9" style:family="graphic" style:parent-style-name="standard">
      <style:graphic-properties draw:stroke="none" draw:fill="none" fo:min-height="0.898cm" loext:decorative="false"/>
      <style:paragraph-properties style:writing-mode="lr-tb"/>
    </style:style>
    <style:style style:name="gr10" style:family="graphic" style:parent-style-name="standard" style:list-style-name="L1">
      <style:graphic-properties svg:stroke-width="0.056cm" svg:stroke-color="#111111" draw:marker-start-width="0.284cm" draw:marker-end-width="0.284cm" draw:fill="none" draw:fill-color="#fff5ce" loext:fill-use-slide-background="false" draw:textarea-horizontal-align="justify" draw:textarea-vertical-align="middle" draw:auto-grow-height="false" fo:min-height="1.662cm" fo:min-width="5.496cm" fo:padding-top="0.153cm" fo:padding-bottom="0.153cm" fo:padding-left="0.278cm" fo:padding-right="0.278cm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svg:stroke-width="0.056cm" svg:stroke-color="#111111" draw:marker-start-width="0.284cm" draw:marker-end-width="0.284cm" draw:fill="none" draw:fill-color="#fff5ce" loext:fill-use-slide-background="false" draw:textarea-horizontal-align="justify" draw:textarea-vertical-align="middle" draw:auto-grow-height="false" fo:min-height="1.662cm" fo:min-width="5.496cm" fo:padding-top="0.153cm" fo:padding-bottom="0.153cm" fo:padding-left="0.278cm" fo:padding-right="0.278cm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svg:stroke-width="0.056cm" svg:stroke-color="#111111" draw:marker-start-width="0.284cm" draw:marker-end-width="0.284cm" draw:fill="none" draw:fill-color="#fff5ce" loext:fill-use-slide-background="false" draw:textarea-horizontal-align="justify" draw:textarea-vertical-align="middle" draw:auto-grow-height="false" fo:min-height="1.662cm" fo:min-width="5.496cm" fo:padding-top="0.153cm" fo:padding-bottom="0.153cm" fo:padding-left="0.278cm" fo:padding-right="0.278cm" style:writing-mode="lr-tb" loext:decorative="false"/>
      <style:paragraph-properties style:writing-mode="lr-tb"/>
    </style:style>
    <style:style style:name="gr13" style:family="graphic" style:parent-style-name="standard">
      <style:graphic-properties draw:stroke="dash" draw:stroke-dash="Double_20_Dash_20__28_Rounded_29_" svg:stroke-width="0.053cm" svg:stroke-color="#8e86ae" draw:marker-start-width="0.279cm" draw:marker-end-width="0.279cm" svg:stroke-linecap="round" draw:fill="none" draw:fill-color="#f4f1fc" loext:fill-use-slide-background="false" draw:textarea-horizontal-align="justify" draw:textarea-vertical-align="middle" draw:auto-grow-height="false" fo:min-height="8.98cm" fo:min-width="17.98cm" fo:padding-top="0.151cm" fo:padding-bottom="0.151cm" fo:padding-left="0.276cm" fo:padding-right="0.276cm" loext:decorative="false"/>
    </style:style>
    <style:style style:name="gr14" style:family="graphic" style:parent-style-name="standard">
      <style:graphic-properties draw:stroke="none" draw:fill="none" fo:min-height="0.85cm" loext:decorative="false"/>
      <style:paragraph-properties style:writing-mode="lr-tb"/>
    </style:style>
    <style:style style:name="gr15" style:family="graphic" style:parent-style-name="standard">
      <style:graphic-properties svg:stroke-width="0.106cm" svg:stroke-color="#111111" draw:marker-start="" draw:marker-start-width="0.458cm" draw:marker-end="" draw:marker-end-width="0.458cm" svg:stroke-linecap="round" draw:textarea-vertical-align="middle" fo:padding-top="0.177cm" fo:padding-bottom="0.177cm" fo:padding-left="0.302cm" fo:padding-right="0.302cm" loext:decorative="false"/>
    </style:style>
    <style:style style:name="gr16" style:family="graphic" style:parent-style-name="standard">
      <style:graphic-properties draw:stroke="dash" draw:stroke-dash="Long_20_Dash_20__28_Rounded_29_" svg:stroke-width="0.053cm" svg:stroke-color="#111111" draw:marker-start="" draw:marker-start-width="0.379cm" draw:marker-end="" draw:marker-end-width="0.379cm" svg:stroke-linecap="round" draw:textarea-vertical-align="middle" fo:padding-top="0.151cm" fo:padding-bottom="0.151cm" fo:padding-left="0.276cm" fo:padding-right="0.276cm" loext:decorative="false"/>
    </style:style>
    <style:style style:name="gr17" style:family="graphic" style:parent-style-name="standard">
      <style:graphic-properties svg:stroke-width="0.053cm" svg:stroke-color="#111111" draw:marker-start="" draw:marker-start-width="0.379cm" draw:marker-end="" draw:marker-end-width="0.379cm" svg:stroke-linecap="round" draw:textarea-vertical-align="middle" fo:padding-top="0.151cm" fo:padding-bottom="0.151cm" fo:padding-left="0.276cm" fo:padding-right="0.276cm" loext:decorative="false"/>
    </style:style>
    <style:style style:name="gr18" style:family="graphic" style:parent-style-name="standard">
      <style:graphic-properties draw:stroke="dash" draw:stroke-dash="Dash_20__28_Rounded_29_" svg:stroke-width="0.106cm" svg:stroke-color="#111111" draw:marker-start="" draw:marker-start-width="0.458cm" draw:marker-end="" draw:marker-end-width="0.458cm" svg:stroke-linecap="round" draw:textarea-vertical-align="middle" fo:padding-top="0.177cm" fo:padding-bottom="0.177cm" fo:padding-left="0.302cm" fo:padding-right="0.302cm" loext:decorative="false"/>
    </style:style>
    <style:style style:name="gr19" style:family="graphic" style:parent-style-name="objectwithoutfill">
      <style:graphic-properties svg:stroke-width="0.212cm" svg:stroke-color="#000000" draw:marker-start-width="0.518cm" draw:marker-end-width="0.518cm" draw:fill="none" draw:textarea-vertical-align="middle" fo:padding-top="0.231cm" fo:padding-bottom="0.231cm" fo:padding-left="0.356cm" fo:padding-right="0.356cm" loext:decorative="false"/>
    </style:style>
    <style:style style:name="gr20" style:family="graphic" style:parent-style-name="objectwithoutfill">
      <style:graphic-properties svg:stroke-width="0.081cm" svg:stroke-color="#000000" draw:marker-start-width="0.322cm" draw:marker-end-width="0.322cm" draw:fill="none" draw:textarea-vertical-align="middle" fo:padding-top="0.166cm" fo:padding-bottom="0.166cm" fo:padding-left="0.291cm" fo:padding-right="0.291cm" loext:decorative="false"/>
    </style:style>
    <style:style style:name="gr21" style:family="graphic" style:parent-style-name="objectwithoutfill">
      <style:graphic-properties svg:stroke-width="0.081cm" svg:stroke-color="#000000" draw:marker-start-width="0.322cm" draw:marker-end-width="0.322cm" svg:stroke-linecap="square" draw:fill="none" draw:textarea-vertical-align="middle" fo:padding-top="0.166cm" fo:padding-bottom="0.166cm" fo:padding-left="0.291cm" fo:padding-right="0.291cm" loext:decorative="false"/>
    </style:style>
    <style:style style:name="gr22" style:family="graphic" style:parent-style-name="standard">
      <style:graphic-properties draw:stroke="dash" draw:stroke-dash="Double_20_Dash_20__28_Rounded_29_" svg:stroke-width="0.053cm" svg:stroke-color="#8e86ae" draw:marker-start-width="0.279cm" draw:marker-end-width="0.279cm" svg:stroke-linecap="round" draw:fill="none" draw:fill-color="#f4f1fc" loext:fill-use-slide-background="false" draw:textarea-horizontal-align="justify" draw:textarea-vertical-align="middle" draw:auto-grow-height="false" fo:min-height="10.882cm" fo:min-width="17.132cm" fo:padding-top="0.151cm" fo:padding-bottom="0.151cm" fo:padding-left="0.276cm" fo:padding-right="0.276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/>
      <style:paragraph-properties fo:margin-left="0cm" fo:margin-right="0cm" fo:text-align="start" fo:text-indent="0cm"/>
      <style:text-properties fo:color="#ffffff" loext:opacity="100%" fo:font-size="24pt" fo:font-weight="bold" style:font-weight-asian="bold" style:font-weight-complex="bold"/>
    </style:style>
    <style:style style:name="P4" style:family="paragraph">
      <style:paragraph-properties fo:margin-left="0cm" fo:margin-right="0cm" fo:margin-top="0cm" fo:margin-bottom="0cm" style:line-spacing="0.1cm" fo:text-align="center" fo:text-indent="0cm"/>
      <style:text-properties style:font-name="Arial" fo:font-size="19.8999996185303pt"/>
    </style:style>
    <style:style style:name="P5" style:family="paragraph">
      <loext:graphic-properties draw:fill="none" draw:fill-color="#fff5ce"/>
      <style:paragraph-properties fo:margin-left="0cm" fo:margin-right="0cm" fo:margin-top="0cm" fo:margin-bottom="0cm" style:line-spacing="0.1cm" fo:text-align="center" fo:text-indent="0cm" style:writing-mode="lr-tb"/>
      <style:text-properties style:font-name="Arial" fo:font-size="19.8999996185303pt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margin-left="0cm" fo:margin-right="0cm" fo:text-align="center" fo:text-indent="0cm"/>
      <style:text-properties fo:font-size="19.8999996185303pt"/>
    </style:style>
    <style:style style:name="P8" style:family="paragraph">
      <loext:graphic-properties draw:fill="none" draw:fill-color="#f4f1fc"/>
      <style:paragraph-properties fo:text-align="center"/>
      <style:text-properties fo:color="#8e86ae" loext:opacity="100%"/>
    </style:style>
    <style:style style:name="P9" style:family="paragraph">
      <loext:graphic-properties draw:fill="none"/>
      <style:paragraph-properties fo:margin-left="0cm" fo:margin-right="0cm" fo:text-align="start" fo:text-indent="0cm"/>
      <style:text-properties fo:color="#8e86ae" loext:opacity="100%" fo:font-size="19.8999996185303pt"/>
    </style:style>
    <style:style style:name="P10" style:family="paragraph">
      <style:paragraph-properties fo:text-align="end"/>
    </style:style>
    <style:style style:name="P11" style:family="paragraph">
      <loext:graphic-properties draw:fill="none"/>
      <style:paragraph-properties fo:margin-left="0cm" fo:margin-right="0cm" fo:text-align="end" fo:text-indent="0cm"/>
      <style:text-properties fo:color="#8e86ae" loext:opacity="100%" fo:font-size="19.8999996185303pt"/>
    </style:style>
    <style:style style:name="P12" style:family="paragraph">
      <loext:graphic-properties draw:fill="none"/>
      <style:paragraph-properties fo:margin-left="0cm" fo:margin-right="0cm" fo:text-align="start" fo:text-indent="0cm"/>
      <style:text-properties fo:font-size="24pt" fo:font-weight="bold" style:font-weight-asian="bold" style:font-weight-complex="bold"/>
    </style:style>
    <style:style style:name="T1" style:family="text">
      <style:text-properties fo:color="#ffffff" loext:opacity="100%" style:font-name="Arial" fo:font-size="24pt" fo:font-weight="bold" style:font-name-asian="文泉驿微米黑" style:font-size-asian="20pt" style:font-weight-asian="bold" style:font-size-complex="20pt" style:font-weight-complex="bold"/>
    </style:style>
    <style:style style:name="T2" style:family="text">
      <style:text-properties style:font-name="Arial" fo:font-size="20pt" style:font-name-asian="文泉驿微米黑" style:font-size-asian="20pt" style:font-size-complex="20pt"/>
    </style:style>
    <style:style style:name="T3" style:family="text">
      <style:text-properties fo:color="#999999" loext:opacity="100%" style:font-name="Arial" fo:font-size="14pt" style:font-name-asian="文泉驿微米黑" style:font-size-asian="14pt" style:font-size-complex="14pt"/>
    </style:style>
    <style:style style:name="T4" style:family="text">
      <style:text-properties style:font-name="Arial" fo:font-size="19.8999996185303pt" style:font-name-asian="文泉驿微米黑" style:font-size-asian="20pt" style:font-size-complex="20pt"/>
    </style:style>
    <style:style style:name="T5" style:family="text">
      <style:text-properties fo:color="#8e86ae" loext:opacity="100%" style:font-name="Arial" fo:font-size="20pt" style:font-name-asian="文泉驿微米黑" style:font-size-asian="20pt" style:font-size-complex="20pt"/>
    </style:style>
    <style:style style:name="T6" style:family="text">
      <style:text-properties fo:color="#8e86ae" loext:opacity="100%" style:font-name="Arial" fo:font-size="20pt" fo:font-style="italic" style:font-name-asian="文泉驿微米黑" style:font-size-asian="20pt" style:font-style-asian="italic" style:font-size-complex="20pt" style:font-style-complex="italic"/>
    </style:style>
    <style:style style:name="T7" style:family="text">
      <style:text-properties style:font-name="Arial" fo:font-size="24pt" fo:font-weight="bold" style:font-name-asian="文泉驿微米黑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1" draw:layer="layout" svg:width="20cm" svg:height="15.646cm" svg:x="0cm" svg:y="-0.5cm">
          <draw:image xlink:href="Pictures/100000000000072000000558F5B8A969071E6874.jpg" xlink:type="simple" xlink:show="embed" xlink:actuate="onLoad" draw:mime-type="image/jpeg">
            <text:p/>
          </draw:image>
        </draw:frame>
        <draw:frame draw:style-name="gr2" draw:text-style-name="P3" draw:layer="layout" svg:width="2.25cm" svg:height="1.398cm" svg:x="0.1cm" svg:y="0.149cm">
          <draw:text-box>
            <text:p text:style-name="P2"><text:span text:style-name="T1">(a)</text:span></text:p>
          </draw:text-box>
        </draw:frame>
        <draw:frame draw:style-name="gr3" draw:text-style-name="P1" draw:layer="layout" svg:width="20.182cm" svg:height="15.136cm" svg:x="19.818cm" svg:y="-0.001cm">
          <draw:image xlink:href="Pictures/10000000000007200000055899B57216079C08A8.jpg" xlink:type="simple" xlink:show="embed" xlink:actuate="onLoad" draw:mime-type="image/jpeg">
            <text:p/>
          </draw:image>
        </draw:frame>
        <draw:frame draw:style-name="gr2" draw:text-style-name="P3" draw:layer="layout" svg:width="2.25cm" svg:height="1.398cm" svg:x="19.97cm" svg:y="0.149cm">
          <draw:text-box>
            <text:p text:style-name="P2"><text:span text:style-name="T1">(b)</text:span></text:p>
          </draw:text-box>
        </draw:frame>
        <draw:custom-shape draw:style-name="gr4" draw:text-style-name="P5" draw:layer="layout" svg:width="6.264cm" svg:height="2.18cm" svg:x="8.25cm" svg:y="21.6cm">
          <text:p text:style-name="P4"><text:span text:style-name="T2">Microcontroller</text:span></text:p>
          <text:p text:style-name="P4"><text:span text:style-name="T3">STM32G030F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6.264cm" svg:height="2.21cm" svg:x="8.264cm" svg:y="18.5cm">
          <text:p text:style-name="P4"><text:span text:style-name="T2">RF transceiver</text:span></text:p>
          <text:p text:style-name="P4"><text:span text:style-name="T3">nRF24L01+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6.264cm" svg:height="2.18cm" svg:x="1.25cm" svg:y="21.6cm">
          <text:p text:style-name="P4"><text:span text:style-name="T2">DC-DC regulator</text:span></text:p>
          <text:p text:style-name="P4"><text:span text:style-name="T3">MT249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6.264cm" svg:height="2.21cm" svg:x="12cm" svg:y="24.75cm">
          <text:p text:style-name="P4"><text:span text:style-name="T4">I²C accelerator</text:span></text:p>
          <text:p text:style-name="P4"><text:span text:style-name="T3">LTC43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6" draw:layer="layout" svg:x1="7.498cm" svg:y1="22.7cm" svg:x2="8.264cm" svg:y2="22.7cm">
          <text:p/>
        </draw:line>
        <draw:frame draw:style-name="gr9" draw:text-style-name="P7" draw:layer="layout" svg:width="4.86cm" svg:height="1.148cm" svg:x="5.341cm" svg:y="16.078cm">
          <draw:text-box>
            <text:p text:style-name="P6"><text:span text:style-name="T2">Antenna</text:span></text:p>
          </draw:text-box>
        </draw:frame>
        <draw:custom-shape draw:style-name="gr10" draw:text-style-name="P5" draw:layer="layout" svg:width="6.264cm" svg:height="2.18cm" svg:x="21.472cm" svg:y="21.57cm">
          <text:p text:style-name="P4"><text:span text:style-name="T2">Microcontroller</text:span></text:p>
          <text:p text:style-name="P4"><text:span text:style-name="T3">STM32G030F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6.264cm" svg:height="2.18cm" svg:x="28.486cm" svg:y="19.82cm">
          <text:p text:style-name="P4"><text:span text:style-name="T2">Motor driver</text:span></text:p>
          <text:p text:style-name="P4"><text:span text:style-name="T3">DRV831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6.264cm" svg:height="2.18cm" svg:x="28.472cm" svg:y="23.07cm">
          <text:p text:style-name="P4"><text:span text:style-name="T2">Magnet. encoder</text:span></text:p>
          <text:p text:style-name="P4"><text:span text:style-name="T3">AS560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7" draw:layer="layout" svg:width="3.356cm" svg:height="1.148cm" svg:x="21.75cm" svg:y="19.202cm">
          <draw:text-box>
            <text:p text:style-name="P6"><text:span text:style-name="T2">LED</text:span></text:p>
          </draw:text-box>
        </draw:frame>
        <draw:frame draw:style-name="gr3" draw:text-style-name="P1" draw:layer="layout" svg:width="1.317cm" svg:height="2.1cm" svg:x="24.539cm" svg:y="18.75cm">
          <draw:image xlink:href="Pictures/1000000100000150000002465C1977102EACC916.png" xlink:type="simple" xlink:show="embed" xlink:actuate="onLoad" draw:mime-type="image/png">
            <text:p/>
          </draw:image>
        </draw:frame>
        <draw:line draw:style-name="gr8" draw:text-style-name="P6" draw:layer="layout" svg:x1="11.5cm" svg:y1="20.7cm" svg:x2="11.5cm" svg:y2="21.6cm">
          <text:p/>
        </draw:line>
        <draw:line draw:style-name="gr8" draw:text-style-name="P6" draw:layer="layout" svg:x1="15.5cm" svg:y1="22.75cm" svg:x2="15.5cm" svg:y2="24.75cm">
          <text:p/>
        </draw:line>
        <draw:line draw:style-name="gr8" draw:text-style-name="P6" draw:layer="layout" svg:x1="17.75cm" svg:y1="22.75cm" svg:x2="14.528cm" svg:y2="22.75cm">
          <text:p/>
        </draw:line>
        <draw:custom-shape draw:style-name="gr13" draw:text-style-name="P8" draw:layer="layout" svg:width="19cm" svg:height="9.75cm" svg:x="20.5cm" svg:y="17.2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776.377952755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9" draw:layer="layout" svg:width="5.606cm" svg:height="1.1cm" svg:x="20.644cm" svg:y="17.4cm">
          <draw:text-box>
            <text:p text:style-name="P2"><text:span text:style-name="T5">Sub-units × </text:span><text:span text:style-name="T6">N</text:span></text:p>
          </draw:text-box>
        </draw:frame>
        <draw:line draw:style-name="gr15" draw:text-style-name="P6" draw:layer="layout" svg:x1="4cm" svg:y1="23.82cm" svg:x2="4cm" svg:y2="25.82cm">
          <text:p/>
        </draw:line>
        <draw:line draw:style-name="gr8" draw:text-style-name="P6" draw:layer="layout" svg:x1="21.5cm" svg:y1="22.75cm" svg:x2="20.5cm" svg:y2="22.75cm">
          <text:p/>
        </draw:line>
        <draw:line draw:style-name="gr16" draw:text-style-name="P6" draw:layer="layout" svg:x1="17.75cm" svg:y1="22.75cm" svg:x2="20.5cm" svg:y2="22.75cm">
          <text:p/>
        </draw:line>
        <draw:frame draw:style-name="gr9" draw:text-style-name="P7" draw:layer="layout" svg:width="4.86cm" svg:height="1.148cm" svg:x="1.5cm" svg:y="26cm">
          <draw:text-box>
            <text:p text:style-name="P6"><text:span text:style-name="T2">12 V DC</text:span></text:p>
          </draw:text-box>
        </draw:frame>
        <draw:line draw:style-name="gr15" draw:text-style-name="P6" draw:layer="layout" svg:x1="4cm" svg:y1="24.4cm" svg:x2="15.25cm" svg:y2="24.4cm">
          <text:p/>
        </draw:line>
        <draw:line draw:style-name="gr15" draw:text-style-name="P6" draw:layer="layout" svg:x1="15.75cm" svg:y1="24.4cm" svg:x2="18cm" svg:y2="24.4cm">
          <text:p/>
        </draw:line>
        <draw:frame draw:style-name="gr3" draw:text-style-name="P1" draw:layer="layout" svg:width="3.063cm" svg:height="4.084cm" svg:x="35.546cm" svg:y="20.5cm">
          <draw:image xlink:href="Pictures/10000001000001E000000280FBBAA4B35DE379E7.png" xlink:type="simple" xlink:show="embed" xlink:actuate="onLoad" draw:mime-type="image/png">
            <text:p/>
          </draw:image>
        </draw:frame>
        <draw:line draw:style-name="gr17" draw:text-style-name="P6" draw:layer="layout" svg:x1="25.25cm" svg:y1="21.1cm" svg:x2="25.25cm" svg:y2="21.55cm">
          <text:p/>
        </draw:line>
        <draw:line draw:style-name="gr8" draw:text-style-name="P6" draw:layer="layout" svg:x1="27.698cm" svg:y1="21.767cm" svg:x2="28.5cm" svg:y2="21.5cm">
          <text:p/>
        </draw:line>
        <draw:line draw:style-name="gr8" draw:text-style-name="P6" draw:layer="layout" svg:x1="27.736cm" svg:y1="23.5cm" svg:x2="28.472cm" svg:y2="23.722cm">
          <text:p/>
        </draw:line>
        <draw:frame draw:style-name="gr9" draw:text-style-name="P7" draw:layer="layout" svg:width="4.75cm" svg:height="1.148cm" svg:x="34.75cm" svg:y="19.25cm">
          <draw:text-box>
            <text:p text:style-name="P6"><text:span text:style-name="T2">BLDC motor</text:span></text:p>
          </draw:text-box>
        </draw:frame>
        <draw:line draw:style-name="gr15" draw:text-style-name="P6" draw:layer="layout" svg:x1="20.5cm" svg:y1="24.4cm" svg:x2="21cm" svg:y2="24.4cm">
          <text:p/>
        </draw:line>
        <draw:line draw:style-name="gr18" draw:text-style-name="P6" draw:layer="layout" svg:x1="20.25cm" svg:y1="24.4cm" svg:x2="18cm" svg:y2="24.4cm">
          <text:p/>
        </draw:line>
        <draw:line draw:style-name="gr15" draw:text-style-name="P6" draw:layer="layout" svg:x1="21cm" svg:y1="26cm" svg:x2="21cm" svg:y2="24.4cm">
          <text:p/>
        </draw:line>
        <draw:line draw:style-name="gr15" draw:text-style-name="P6" draw:layer="layout" svg:x1="21cm" svg:y1="26cm" svg:x2="38.25cm" svg:y2="26cm">
          <text:p/>
        </draw:line>
        <draw:line draw:style-name="gr15" draw:text-style-name="P6" draw:layer="layout" svg:x1="38.25cm" svg:y1="24.75cm" svg:x2="38.25cm" svg:y2="26cm">
          <text:p/>
        </draw:line>
        <draw:line draw:style-name="gr19" draw:text-style-name="P1" draw:layer="layout" svg:x1="9.96cm" svg:y1="16.4cm" svg:x2="9.96cm" svg:y2="17.4cm">
          <text:p/>
        </draw:line>
        <draw:line draw:style-name="gr20" draw:text-style-name="P1" draw:layer="layout" svg:x1="10.46cm" svg:y1="16.4cm" svg:x2="10.46cm" svg:y2="17.4cm">
          <text:p/>
        </draw:line>
        <draw:line draw:style-name="gr21" draw:text-style-name="P1" draw:layer="layout" svg:x1="10.4cm" svg:y1="16.4cm" svg:x2="9.9cm" svg:y2="16.4cm">
          <text:p/>
        </draw:line>
        <draw:line draw:style-name="gr21" draw:text-style-name="P1" draw:layer="layout" svg:x1="10.46cm" svg:y1="16.4cm" svg:x2="10.96cm" svg:y2="16.4cm">
          <text:p/>
        </draw:line>
        <draw:line draw:style-name="gr21" draw:text-style-name="P1" draw:layer="layout" svg:x1="10.96cm" svg:y1="17.15cm" svg:x2="10.96cm" svg:y2="16.4cm">
          <text:p/>
        </draw:line>
        <draw:line draw:style-name="gr21" draw:text-style-name="P1" draw:layer="layout" svg:x1="10.96cm" svg:y1="17.15cm" svg:x2="11.46cm" svg:y2="17.15cm">
          <text:p/>
        </draw:line>
        <draw:line draw:style-name="gr21" draw:text-style-name="P1" draw:layer="layout" svg:x1="11.46cm" svg:y1="17.15cm" svg:x2="11.46cm" svg:y2="16.4cm">
          <text:p/>
        </draw:line>
        <draw:line draw:style-name="gr21" draw:text-style-name="P1" draw:layer="layout" svg:x1="11.46cm" svg:y1="16.4cm" svg:x2="11.96cm" svg:y2="16.4cm">
          <text:p/>
        </draw:line>
        <draw:line draw:style-name="gr21" draw:text-style-name="P1" draw:layer="layout" svg:x1="11.96cm" svg:y1="17.15cm" svg:x2="11.96cm" svg:y2="16.4cm">
          <text:p/>
        </draw:line>
        <draw:line draw:style-name="gr21" draw:text-style-name="P1" draw:layer="layout" svg:x1="11.96cm" svg:y1="17.15cm" svg:x2="12.46cm" svg:y2="17.15cm">
          <text:p/>
        </draw:line>
        <draw:line draw:style-name="gr21" draw:text-style-name="P1" draw:layer="layout" svg:x1="12.46cm" svg:y1="17.15cm" svg:x2="12.46cm" svg:y2="16.4cm">
          <text:p/>
        </draw:line>
        <draw:line draw:style-name="gr21" draw:text-style-name="P1" draw:layer="layout" svg:x1="12.46cm" svg:y1="16.4cm" svg:x2="12.96cm" svg:y2="16.4cm">
          <text:p/>
        </draw:line>
        <draw:line draw:style-name="gr21" draw:text-style-name="P1" draw:layer="layout" svg:x1="12.96cm" svg:y1="17.3cm" svg:x2="12.96cm" svg:y2="16.4cm">
          <text:p/>
        </draw:line>
        <draw:line draw:style-name="gr17" draw:text-style-name="P6" draw:layer="layout" svg:x1="11.5cm" svg:y1="18cm" svg:x2="11.5cm" svg:y2="18.5cm">
          <text:p/>
        </draw:line>
        <draw:custom-shape draw:style-name="gr22" draw:text-style-name="P8" draw:layer="layout" svg:width="18.25cm" svg:height="11.75cm" svg:x="0.75cm" svg:y="15.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776.377952755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1" draw:layer="layout" svg:width="5.606cm" svg:height="1.1cm" svg:x="13.15cm" svg:y="15.9cm">
          <draw:text-box>
            <text:p text:style-name="P10"><text:span text:style-name="T5">Main Unit</text:span></text:p>
          </draw:text-box>
        </draw:frame>
        <draw:frame draw:style-name="gr2" draw:text-style-name="P12" draw:layer="layout" svg:width="2.25cm" svg:height="1.398cm" svg:x="0.1cm" svg:y="15.3cm">
          <draw:text-box>
            <text:p text:style-name="P2"><text:span text:style-name="T7">(c)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华文宋体" svg:font-family="华文宋体" style:font-family-generic="system" style:font-pitch="variable"/>
    <style:font-face style:name="文泉驿微米黑" svg:font-family="文泉驿微米黑" style:font-pitch="variable"/>
  </office:font-face-decls>
  <office:styles>
    <draw:gradient draw:name="填充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形状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红色填充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绿色填充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蓝色填充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黄色填充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draw:stroke-dash draw:name="Dash_20__28_Rounded_29_" draw:display-name="Dash (Rounded)" draw:style="round" draw:dots1="1" draw:dots1-length="201%" draw:distance="199%"/>
    <draw:stroke-dash draw:name="Double_20_Dash_20__28_Rounded_29_" draw:display-name="Double Dash (Rounded)" draw:style="round" draw:dots1="1" draw:dots1-length="701%" draw:distance="399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华文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0cm" fo:page-height="2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8T15:21:02.685456600</meta:creation-date>
    <dc:date>2024-05-09T00:47:02.648734878</dc:date>
    <meta:editing-duration>PT1H28M35S</meta:editing-duration>
    <meta:editing-cycles>62</meta:editing-cycles>
    <meta:generator>LibreOffice/7.6.2.1$MacOSX_X86_64 LibreOffice_project/56f7684011345957bbf33a7ee678afaf4d2ba333</meta:generator>
    <meta:print-date>2024-02-08T16:46:06.059238338</meta:print-date>
    <meta:printed-by>PDF 文件</meta:printed-by>
    <meta:document-statistic meta:object-count="53"/>
  </office:meta>
</office:document-meta>
</file>